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02cm" draw:marker-start-width="0.352cm" draw:marker-end-width="0.352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352cm" draw:marker-end-width="0.352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4.445cm" svg:x="12.43cm" svg:y="2.27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9.524cm" svg:height="17.779cm" svg:x="9.89cm" svg:y="7.985cm" svg:viewBox="0 0 9525 17780" draw:points="3175,0 3175,5080 5080,5080 5080,7620 3810,8890 3810,10160 5080,11430 5080,13970 5080,15240 5080,16510 0,16510 0,17780 9525,17780 9525,0">
          <text:p/>
        </draw:polygon>
        <draw:polygon draw:style-name="gr2" draw:text-style-name="P1" draw:layer="layout" svg:width="6.349cm" svg:height="12.064cm" svg:x="2.27cm" svg:y="13.7cm" svg:viewBox="0 0 6350 12065" draw:points="0,0 0,4445 1905,4445 1905,6985 0,6985 0,12065 5080,12065 5080,9525 6350,9525 6350,5715 5080,5715 5080,1905 3175,0">
          <text:p/>
        </draw:polygon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1.374cm" svg:height="0.868cm" svg:x="3.435cm" svg:y="14.335cm" svg:viewBox="0 0 1375 869" draw:points="778,0 173,280 0,546 185,858 566,869 693,661 913,569 1144,685 1375,569 1329,269 1074,153 936,14">
          <text:p/>
        </draw:polygon>
        <draw:polygon draw:style-name="gr4" draw:text-style-name="P1" draw:layer="layout" svg:width="1.375cm" svg:height="0.88cm" draw:transform="skewX (-0.0425860337486536) rotate (2.15984494934257) translate (4.14783301283955cm 25.1187537278679cm)" svg:viewBox="0 0 1376 881" draw:points="754,-21013 161,-20708 0,-20435 199,-20132 580,-20137 698,-20350 914,-20451 1150,-20345 1376,-20471 1317,-20768 1057,-20873 913,-21006">
          <text:p text:style-name="P2"><text:s/></text:p>
        </draw:polygon>
        <draw:polygon draw:style-name="gr4" draw:text-style-name="P1" draw:layer="layout" svg:width="1.375cm" svg:height="0.88cm" draw:transform="skewX (-0.0425860337486536) rotate (2.15984494934257) translate (14.8688330128396cm 10.0847537278679cm)" svg:viewBox="0 0 1376 881" draw:points="754,13520 161,13826 0,14098 199,14401 580,14396 698,14183 914,14082 1150,14188 1376,14062 1317,13765 1057,13660 913,13528">
          <text:p text:style-name="P2"><text:s/></text:p>
        </draw:polygon>
        <draw:polygon draw:style-name="gr3" draw:text-style-name="P1" draw:layer="layout" svg:width="1.374cm" svg:height="0.868cm" draw:transform="rotate (-2.70648207106828) translate (15.8279233369417cm 16.5439835322192cm)" svg:viewBox="0 0 1375 869" draw:points="778,-43348 173,-43068 0,-42802 185,-42490 566,-42479 693,-42687 913,-42779 1144,-42663 1375,-42779 1329,-43079 1074,-43195 936,-43334">
          <text:p/>
        </draw:polygon>
        <draw:polygon draw:style-name="gr2" draw:text-style-name="P1" draw:layer="layout" svg:width="8.254cm" svg:height="9.524cm" svg:x="2.27cm" svg:y="2.27cm" svg:viewBox="0 0 8255 9525" draw:points="0,9525 3810,9525 5080,8255 6350,8255 6350,9525 8255,9525 8255,4445 6985,4445 6985,0 0,0">
          <text:p/>
        </draw:polygon>
        <draw:line draw:style-name="gr5" draw:text-style-name="P1" draw:layer="layout" svg:x1="4.175cm" svg:y1="18.78cm" svg:x2="7.35cm" svg:y2="18.78cm">
          <text:p/>
        </draw:line>
        <draw:line draw:style-name="gr5" draw:text-style-name="P1" draw:layer="layout" svg:x1="14.97cm" svg:y1="22.59cm" svg:x2="19.415cm" svg:y2="22.59cm">
          <text:p/>
        </draw:line>
        <draw:line draw:style-name="gr5" draw:text-style-name="P1" draw:layer="layout" svg:x1="14.97cm" svg:y1="13.7cm" svg:x2="19.415cm" svg:y2="13.7cm">
          <text:p/>
        </draw:line>
        <draw:line draw:style-name="gr5" draw:text-style-name="P1" draw:layer="layout" svg:x1="5.445cm" svg:y1="2.27cm" svg:x2="5.445cm" svg:y2="6.715cm">
          <text:p/>
        </draw:line>
        <draw:line draw:style-name="gr5" draw:text-style-name="P1" draw:layer="layout" svg:x1="2.27cm" svg:y1="6.715cm" svg:x2="9.255cm" svg:y2="6.715cm">
          <text:p/>
        </draw:line>
        <draw:line draw:style-name="gr5" draw:text-style-name="P1" draw:layer="layout" svg:x1="7.35cm" svg:y1="10.525cm" svg:x2="7.35cm" svg:y2="6.715cm">
          <text:p/>
        </draw:line>
        <draw:line draw:style-name="gr5" draw:text-style-name="P1" draw:layer="layout" svg:x1="16.24cm" svg:y1="2.27cm" svg:x2="16.24cm" svg:y2="6.715cm">
          <text:p/>
        </draw:line>
        <draw:line draw:style-name="gr5" draw:text-style-name="P1" draw:layer="layout" svg:x1="12.43cm" svg:y1="3.54cm" svg:x2="16.24cm" svg:y2="3.54cm">
          <text:p/>
        </draw:line>
        <draw:polygon draw:style-name="gr3" draw:text-style-name="P1" draw:layer="layout" svg:width="2.065cm" svg:height="1.075cm" svg:x="2.743cm" svg:y="2.621cm" svg:viewBox="0 0 2066 1076" draw:points="1432,284 1014,0 579,0 326,169 0,326 72,616 422,677 592,943 954,1076 1051,701 1123,520 1667,604 2029,689 2066,411 1655,121 1486,290">
          <text:p/>
        </draw:polygon>
        <draw:polygon draw:style-name="gr3" draw:text-style-name="P1" draw:layer="layout" svg:width="2.065cm" svg:height="1.075cm" draw:transform="rotate (2.2390828973831) translate (18.7288223634215cm 4.5151531444669cm)" svg:viewBox="0 0 2066 1076" draw:points="1432,24088 1014,23804 579,23804 326,23973 0,24130 72,24420 422,24481 592,24747 954,24880 1051,24505 1123,24324 1667,24408 2029,24493 2066,24215 1655,23925 1486,24094">
          <text:p/>
        </draw:polygon>
        <draw:polygon draw:style-name="gr3" draw:text-style-name="P1" draw:layer="layout" svg:width="2.065cm" svg:height="1.075cm" draw:transform="rotate (2.2390828973831) translate (18.6298223634215cm 22.5011531444669cm)" svg:viewBox="0 0 2066 1076" draw:points="1432,1643 1014,1359 579,1359 326,1528 0,1685 72,1975 422,2036 592,2302 954,2435 1051,2060 1123,1879 1667,1963 2029,2048 2066,1770 1655,1480 1486,1649">
          <text:p/>
        </draw:polygon>
        <draw:polygon draw:style-name="gr3" draw:text-style-name="P1" draw:layer="layout" svg:width="1.374cm" svg:height="0.868cm" draw:transform="rotate (-0.990299817582582) translate (8.11587035339356cm 17.7571056179997cm)" svg:viewBox="0 0 1375 869" draw:points="778,5905 173,6185 0,6451 185,6763 566,6774 693,6566 913,6474 1144,6590 1375,6474 1329,6174 1074,6058 936,5919">
          <text:p/>
        </draw:polygon>
        <draw:custom-shape draw:style-name="gr6" draw:text-style-name="P1" draw:layer="layout" svg:width="1.27cm" svg:height="0.635cm" svg:x="5.003cm" svg:y="18.3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6cm" svg:height="1.403cm" svg:x="1.989cm" svg:y="15.4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6cm" svg:height="1.403cm" svg:x="6.945cm" svg:y="16.4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6cm" svg:height="1.403cm" svg:x="1.887cm" svg:y="22.4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6cm" svg:height="1.403cm" svg:x="8.082cm" svg:y="21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403cm" svg:x="13.7cm" svg:y="23.7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403cm" svg:x="17.888cm" svg:y="23.4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5.511cm" svg:y="22.0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4.439cm" svg:y="19.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8.525cm" svg:y="15.0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6.683cm" svg:y="13.1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2.363cm" svg:y="10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6.884cm" svg:y="7.6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8.525cm" svg:y="5.7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5.411cm" svg:y="4.5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3.1cm" svg:y="3.0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4.205cm" svg:y="1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1.736cm" svg:y="4.4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8.521cm" svg:y="2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4.67cm" svg:y="4.4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.69cm" svg:y="4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1.523cm" svg:y="9.7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4.035cm" svg:y="11.1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6.681cm" svg:y="7.3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7.585cm" svg:y="6.2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3.533cm" svg:y="6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9.89cm" svg:y="9.1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64cm" svg:height="1.403cm" svg:x="6.08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ose Luis</meta:initial-creator>
    <meta:creation-date>2008-08-28T19:39:10</meta:creation-date>
    <dc:creator>Jose Luis</dc:creator>
    <dc:date>2008-08-28T19:56:59</dc:date>
    <meta:editing-cycles>11</meta:editing-cycles>
    <meta:editing-duration>PT17M5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